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0e092"/>
    </style:style>
    <style:style style:name="P2" style:family="paragraph" style:parent-style-name="Standard">
      <style:text-properties officeooo:paragraph-rsid="0017210e"/>
    </style:style>
    <style:style style:name="P3" style:family="paragraph" style:parent-style-name="Standard">
      <style:text-properties officeooo:paragraph-rsid="00178c20"/>
    </style:style>
    <style:style style:name="P4" style:family="paragraph" style:parent-style-name="Standard">
      <style:text-properties fo:font-weight="bold" officeooo:rsid="0019a20d" officeooo:paragraph-rsid="0019a20d" style:font-weight-asian="bold" style:font-weight-complex="bold"/>
    </style:style>
    <style:style style:name="P5" style:family="paragraph" style:parent-style-name="Standard">
      <style:text-properties officeooo:paragraph-rsid="001a3c4a"/>
    </style:style>
    <style:style style:name="T1" style:family="text">
      <style:text-properties officeooo:rsid="0010e092"/>
    </style:style>
    <style:style style:name="T2" style:family="text">
      <style:text-properties officeooo:rsid="00119457"/>
    </style:style>
    <style:style style:name="T3" style:family="text">
      <style:text-properties officeooo:rsid="0013aca7"/>
    </style:style>
    <style:style style:name="T4" style:family="text">
      <style:text-properties officeooo:rsid="0015323f"/>
    </style:style>
    <style:style style:name="T5" style:family="text">
      <style:text-properties officeooo:rsid="00156866"/>
    </style:style>
    <style:style style:name="T6" style:family="text">
      <style:text-properties officeooo:rsid="0016bd4d"/>
    </style:style>
    <style:style style:name="T7" style:family="text">
      <style:text-properties officeooo:rsid="00197d9c"/>
    </style:style>
    <style:style style:name="T8" style:family="text">
      <style:text-properties officeooo:rsid="0019a20d"/>
    </style:style>
    <style:style style:name="T9" style:family="text">
      <style:text-properties officeooo:rsid="001a3c4a"/>
    </style:style>
    <style:style style:name="T10" style:family="text">
      <style:text-properties officeooo:rsid="001b779b"/>
    </style:style>
    <style:style style:name="T11" style:family="text">
      <style:text-properties officeooo:rsid="001d63af"/>
    </style:style>
    <style:style style:name="T12" style:family="text">
      <style:text-properties officeooo:rsid="0020ea01"/>
    </style:style>
    <style:style style:name="T13" style:family="text">
      <style:text-properties officeooo:rsid="00214d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tapas novo DEV</text:p>
      <text:p text:style-name="Standard"/>
      <text:p text:style-name="Standard">- <text:span text:style-name="T4">Estudar o básico das Tecnologias GRP conforme arquivo anexado.</text:span></text:p>
      <text:p text:style-name="Standard"/>
      <text:p text:style-name="P2">- Instalar GRP via docker, <text:span text:style-name="T4">conforme arquivo anexado. </text:span><text:span text:style-name="T12">Dúvidas procurar o Higor </text:span><text:span text:style-name="T13">e Sidnei.</text:span></text:p>
      <text:p text:style-name="Standard"/>
      <text:p text:style-name="Standard">- Navegar nas telas do sistema.</text:p>
      <text:p text:style-name="Standard"/>
      <text:p text:style-name="Standard">- Comparar com o código, tela e banco de dados, observando que eles seguem o mesmo padrão de projeto.</text:p>
      <text:p text:style-name="Standard"/>
      <text:p text:style-name="P2">- Estudar <text:span text:style-name="T5">o básico das </text:span>documentaç<text:span text:style-name="T6">ões</text:span> do PHP 5.6, Symfony, Sonata, Doctrine, gitflow, <text:span text:style-name="T4">conforme arquivo anexado.</text:span></text:p>
      <text:p text:style-name="Standard"/>
      <text:p text:style-name="P1">- Vê os vídeos do Urbem:</text:p>
      <text:p text:style-name="P1"/>
      <text:p text:style-name="P1"><text:a xlink:type="simple" xlink:href="https://www.youtube.com/c/UrbemSoluçãoemGestãoPública/playlists" text:style-name="Internet_20_link" text:visited-style-name="Visited_20_Internet_20_Link">https://www.youtube.com/c/UrbemSolu%C3%A7%C3%A3oemGest%C3%A3oP%C3%BAblica/playlist</text:a><text:a xlink:type="simple" xlink:href="https://www.youtube.com/c/UrbemSoluçãoemGestãoPública/playlists" text:style-name="Internet_20_link" text:visited-style-name="Visited_20_Internet_20_Link"><text:span text:style-name="T1">s</text:span></text:a></text:p>
      <text:p text:style-name="Standard"/>
      <text:p text:style-name="Standard">- Lê os manuais e vê vídeos do GRP presentes no VISION.</text:p>
      <text:p text:style-name="Standard"/>
      <text:p text:style-name="P5">- <text:span text:style-name="T10">Vê</text:span> <text:span text:style-name="T9">as estruturas de diretório do GRP, mais detalhes lê a documentação </text:span><text:span text:style-name="T10">do symfony</text:span>, <text:span text:style-name="T4">conforme arquivo anexado.</text:span></text:p>
      <text:p text:style-name="Standard"/>
      <text:p text:style-name="P3">- Vê diagramas do GRP, <text:span text:style-name="T4">conforme arquivo anexado.</text:span></text:p>
      <text:p text:style-name="Standard"/>
      <text:p text:style-name="P3">- Fazer as etapas de CRUD básico, <text:span text:style-name="T4">conforme arquivo anexado.</text:span></text:p>
      <text:p text:style-name="Standard"/>
      <text:p text:style-name="P3">- Fazer as etapas do Bundle completo, <text:span text:style-name="T4">conforme arquivo anexado.</text:span></text:p>
      <text:p text:style-name="P3"/>
      <text:p text:style-name="P3">- <text:span text:style-name="T8">Treinar GITFLOW.</text:span></text:p>
      <text:p text:style-name="Standard"/>
      <text:p text:style-name="Standard">- Aprender regra de negócio com os especialistas.</text:p>
      <text:p text:style-name="Standard"/>
      <text:p text:style-name="Standard">- <text:span text:style-name="T2">Conversar com o Sidnei para mais informações do código, Lucas e Sr. Alípio para mais informações do banco de dados.</text:span></text:p>
      <text:p text:style-name="Standard"/>
      <text:p text:style-name="Standard">- Assimilar regra de negócio com código <text:span text:style-name="T11">e banco de dados.</text:span></text:p>
      <text:p text:style-name="Standard"/>
      <text:p text:style-name="Standard">- <text:span text:style-name="T7">Aprender funcionalidade já existentes no sistema.</text:span></text:p>
      <text:p text:style-name="Standard"/>
      <text:p text:style-name="Standard">- <text:span text:style-name="T3">Hands o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3T12:56:49.143205842</meta:creation-date>
    <dc:date>2021-05-03T13:41:21.305697899</dc:date>
    <meta:editing-duration>PT31M57S</meta:editing-duration>
    <meta:editing-cycles>21</meta:editing-cycles>
    <meta:generator>LibreOffice/6.4.7.2$Linux_X86_64 LibreOffice_project/40$Build-2</meta:generator>
    <meta:document-statistic meta:table-count="0" meta:image-count="0" meta:object-count="0" meta:page-count="1" meta:paragraph-count="19" meta:word-count="186" meta:character-count="1152" meta:non-whitespace-character-count="985"/>
  </office:meta>
</office:document-meta>
</file>